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style:font-face style:name="inherit" svg:font-family="inherit"/>
  </office:font-face-decls>
  <office:automatic-styles>
    <style:style style:name="Tableau1" style:family="table">
      <style:table-properties style:width="11.236cm" table:align="left"/>
    </style:style>
    <style:style style:name="Tableau1.A" style:family="table-column">
      <style:table-column-properties style:column-width="3.47cm"/>
    </style:style>
    <style:style style:name="Tableau1.B" style:family="table-column">
      <style:table-column-properties style:column-width="3.415cm"/>
    </style:style>
    <style:style style:name="Tableau1.C" style:family="table-column">
      <style:table-column-properties style:column-width="4.352cm"/>
    </style:style>
    <style:style style:name="Tableau1.A1" style:family="table-cell">
      <style:table-cell-properties style:vertical-align="middle" fo:padding="0.049cm" fo:border="none"/>
    </style:style>
    <style:style style:name="P1" style:family="paragraph" style:parent-style-name="Preformatted_20_Text">
      <loext:graphic-properties draw:fill="solid" draw:fill-color="#f8f9fa" draw:opacity="100%"/>
      <style:paragraph-properties fo:margin-top="0cm" fo:margin-bottom="0cm" style:contextual-spacing="false" style:line-height-at-least="0.762cm" fo:text-align="start" style:justify-single-word="false" fo:orphans="2" fo:widows="2" fo:background-color="#f8f9fa" fo:padding="0cm" fo:border="none" style:writing-mode="lr-tb"/>
      <style:text-properties fo:font-variant="normal" fo:text-transform="none" fo:color="#202124" loext:opacity="100%" style:font-name="inherit" fo:font-size="10pt" fo:letter-spacing="normal" fo:language="fr" fo:country="FR" fo:font-style="normal" fo:font-weight="normal" style:font-size-asian="10pt" style:font-size-complex="10pt"/>
    </style:style>
    <style:style style:name="P2" style:family="paragraph" style:parent-style-name="Standard">
      <style:text-properties officeooo:paragraph-rsid="00139b0e"/>
    </style:style>
    <style:style style:name="P3" style:family="paragraph" style:parent-style-name="Preformatted_20_Text">
      <style:text-properties fo:font-variant="normal" fo:text-transform="none" fo:color="#202124" loext:opacity="100%" style:font-name="Times New Roman" fo:font-size="8pt" fo:letter-spacing="normal" fo:language="fr" fo:country="FR" fo:font-style="normal" fo:font-weight="normal" officeooo:rsid="00139b0e" officeooo:paragraph-rsid="00139b0e" style:font-size-asian="8pt" style:font-size-complex="8pt"/>
    </style:style>
    <style:style style:name="P4" style:family="paragraph" style:parent-style-name="Preformatted_20_Text">
      <loext:graphic-properties draw:fill="solid" draw:fill-color="#f8f9fa" draw:opacity="100%"/>
      <style:paragraph-properties fo:margin-top="0cm" fo:margin-bottom="0cm" style:contextual-spacing="false" style:line-height-at-least="0.762cm" fo:text-align="start" style:justify-single-word="false" fo:orphans="2" fo:widows="2" fo:background-color="#f8f9fa" fo:padding="0cm" fo:border="none" style:writing-mode="lr-tb"/>
      <style:text-properties fo:font-variant="normal" fo:text-transform="none" fo:color="#202124" loext:opacity="100%" style:font-name="Times New Roman" fo:font-size="8pt" fo:letter-spacing="normal" fo:language="fr" fo:country="FR" fo:font-style="normal" fo:font-weight="normal" style:font-size-asian="8pt" style:font-size-complex="8pt"/>
    </style:style>
    <style:style style:name="P5" style:family="paragraph" style:parent-style-name="Preformatted_20_Text">
      <loext:graphic-properties draw:fill="solid" draw:fill-color="#f8f9fa" draw:opacity="100%"/>
      <style:paragraph-properties fo:margin-top="0cm" fo:margin-bottom="0cm" style:contextual-spacing="false" style:line-height-at-least="0.762cm" fo:text-align="start" style:justify-single-word="false" fo:orphans="2" fo:widows="2" fo:background-color="#f8f9fa" fo:padding="0cm" fo:border="none" style:writing-mode="lr-tb"/>
      <style:text-properties fo:font-variant="normal" fo:text-transform="none" fo:color="#202124" loext:opacity="100%" style:font-name="Times New Roman" fo:font-size="8pt" fo:letter-spacing="normal" fo:language="fr" fo:country="FR" fo:font-style="normal" fo:font-weight="normal" officeooo:paragraph-rsid="0015e744" style:font-size-asian="8pt" style:font-size-complex="8pt"/>
    </style:style>
    <style:style style:name="P6" style:family="paragraph" style:parent-style-name="Preformatted_20_Text">
      <loext:graphic-properties draw:fill="solid" draw:fill-color="#f8f9fa" draw:opacity="100%"/>
      <style:paragraph-properties fo:margin-top="0cm" fo:margin-bottom="0cm" style:contextual-spacing="false" style:line-height-at-least="0.762cm" fo:text-align="start" style:justify-single-word="false" fo:orphans="2" fo:widows="2" fo:background-color="#f8f9fa" fo:padding="0cm" fo:border="none" style:writing-mode="lr-tb"/>
      <style:text-properties fo:font-variant="normal" fo:text-transform="none" fo:color="#202124" loext:opacity="100%" style:font-name="Times New Roman" fo:font-size="8pt" fo:letter-spacing="normal" fo:language="fr" fo:country="FR" fo:font-style="normal" fo:font-weight="normal" officeooo:rsid="0015e744" officeooo:paragraph-rsid="0015e744" style:font-size-asian="8pt" style:font-size-complex="8pt"/>
    </style:style>
    <style:style style:name="P7" style:family="paragraph" style:parent-style-name="Preformatted_20_Text">
      <style:text-properties fo:font-variant="normal" fo:text-transform="none" fo:color="#202124" loext:opacity="100%" style:font-name="Times New Roman" fo:font-size="8pt" fo:letter-spacing="normal" fo:language="fr" fo:country="FR" fo:font-style="normal" fo:font-weight="normal" officeooo:rsid="00118d31" officeooo:paragraph-rsid="00118d31" style:font-size-asian="8pt" style:font-size-complex="8pt"/>
    </style:style>
    <style:style style:name="P8" style:family="paragraph" style:parent-style-name="Standard">
      <style:text-properties style:font-name="Times New Roman" fo:font-size="8pt" officeooo:rsid="000a105e" style:font-size-asian="8pt" style:font-size-complex="8pt"/>
    </style:style>
    <style:style style:name="P9" style:family="paragraph" style:parent-style-name="Standard">
      <style:text-properties style:font-name="Times New Roman" fo:font-size="8pt" officeooo:rsid="000a105e" officeooo:paragraph-rsid="000a105e" style:font-size-asian="8pt" style:font-size-complex="8pt"/>
    </style:style>
    <style:style style:name="P10" style:family="paragraph" style:parent-style-name="Standard">
      <style:text-properties style:font-name="Times New Roman" fo:font-size="8pt" officeooo:rsid="000cc4c0" officeooo:paragraph-rsid="000cc4c0" style:font-size-asian="8pt" style:font-size-complex="8pt"/>
    </style:style>
    <style:style style:name="P11" style:family="paragraph" style:parent-style-name="Standard">
      <style:text-properties style:font-name="Times New Roman" fo:font-size="8pt" officeooo:rsid="000debe8" officeooo:paragraph-rsid="000debe8" style:font-size-asian="8pt" style:font-size-complex="8pt"/>
    </style:style>
    <style:style style:name="P12" style:family="paragraph" style:parent-style-name="Standard">
      <style:text-properties style:font-name="Times New Roman" fo:font-size="8pt" officeooo:rsid="00118d31" officeooo:paragraph-rsid="00118d31" style:font-size-asian="8pt" style:font-size-complex="8pt"/>
    </style:style>
    <style:style style:name="P13" style:family="paragraph" style:parent-style-name="Standard">
      <style:text-properties style:font-name="Times New Roman" fo:font-size="8pt" officeooo:paragraph-rsid="00118d31" style:font-size-asian="8pt" style:font-size-complex="8pt"/>
    </style:style>
    <style:style style:name="P14" style:family="paragraph" style:parent-style-name="Standard">
      <style:text-properties style:font-name="Times New Roman" fo:font-size="8pt" style:font-size-asian="8pt" style:font-size-complex="8pt"/>
    </style:style>
    <style:style style:name="P15" style:family="paragraph" style:parent-style-name="Standard">
      <style:text-properties style:font-name="Times New Roman" fo:font-size="8pt" officeooo:rsid="00139b0e" officeooo:paragraph-rsid="00139b0e" style:font-size-asian="8pt" style:font-size-complex="8pt"/>
    </style:style>
    <style:style style:name="P16" style:family="paragraph" style:parent-style-name="Standard">
      <style:text-properties style:font-name="Times New Roman" fo:font-size="8pt" fo:font-weight="bold" officeooo:paragraph-rsid="00139b0e" style:font-size-asian="8pt" style:font-weight-asian="bold" style:font-size-complex="8pt" style:font-weight-complex="bold"/>
    </style:style>
    <style:style style:name="P17" style:family="paragraph" style:parent-style-name="Standard">
      <style:text-properties style:font-name="Times New Roman" fo:font-size="8pt" fo:font-weight="bold" style:font-size-asian="8pt" style:font-weight-asian="bold" style:font-size-complex="8pt" style:font-weight-complex="bold"/>
    </style:style>
    <style:style style:name="P18" style:family="paragraph" style:parent-style-name="Table_20_Contents">
      <style:text-properties style:font-name="Times New Roman" fo:font-size="8pt" style:font-size-asian="8pt" style:font-size-complex="8pt"/>
    </style:style>
    <style:style style:name="P19" style:family="paragraph" style:parent-style-name="Table_20_Heading">
      <style:text-properties style:font-name="Times New Roman" fo:font-size="8pt" style:font-size-asian="8pt" style:font-size-complex="8pt"/>
    </style:style>
    <style:style style:name="P20" style:family="paragraph" style:parent-style-name="Text_20_body">
      <style:text-properties style:font-name="Times New Roman" fo:font-size="8pt" style:font-size-asian="8pt" style:font-size-complex="8pt"/>
    </style:style>
    <style:style style:name="T1" style:family="text">
      <style:text-properties officeooo:rsid="00118d31"/>
    </style:style>
    <style:style style:name="T2" style:family="text">
      <style:text-properties fo:font-weight="bold" style:font-weight-asian="bold" style:font-weight-complex="bold"/>
    </style:style>
    <style:style style:name="T3" style:family="text">
      <style:text-properties fo:font-weight="bold" officeooo:rsid="00118d31" style:font-weight-asian="bold" style:font-weight-complex="bold"/>
    </style:style>
    <style:style style:name="T4" style:family="text">
      <style:text-properties style:font-name="Times New Roman"/>
    </style:style>
    <style:style style:name="T5" style:family="text">
      <style:text-properties style:font-name="Times New Roman" fo:font-weight="bold" style:font-weight-asian="bold" style:font-weight-complex="bold"/>
    </style:style>
    <style:style style:name="T6" style:family="text">
      <style:text-properties style:font-name="Times New Roman" fo:font-size="8pt" style:font-size-asian="8pt" style:font-size-complex="8pt"/>
    </style:style>
    <style:style style:name="T7" style:family="text">
      <style:text-properties style:font-name="Times New Roman" fo:font-size="8pt" fo:font-weight="bold" style:font-size-asian="8pt" style:font-weight-asian="bold" style:font-size-complex="8pt" style:font-weight-complex="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timisation du site la chouette agence</text:p>
      <text:p text:style-name="P9">1.les méta-titles</text:p>
      <text:p text:style-name="P9">2.les méta-description</text:p>
      <text:p text:style-name="P9">3.balisage hn</text:p>
      <text:p text:style-name="P9"/>
      <text:p text:style-name="P9"/>
      <text:p text:style-name="P10">absence de définition de la langue (seo)=&lt;html lang="Default"&gt;</text:p>
      <text:p text:style-name="P10">les mots-clés ne correspondent pas répétitions="seo, google, site web, site internet, agence design paris, agence design, agence design,agence design,agence design,agence design,agence design,agence design,agence design,agence design"&gt;</text:p>
      <text:p text:style-name="P10">absence du titre du site ou de la page=&lt;title&gt;.&lt;/title&gt;</text:p>
      <text:p text:style-name="P11">lien texte mal nommé=&lt;a href="page2.html"&gt;page2 &amp;gt;&lt;/a&gt;</text:p>
      <text:p text:style-name="P11">&lt;img alt="agence web, agence web paris, web design paris, stratégie web" src="img/title.png" /&gt;</text:p>
      <text:p text:style-name="P12">balisage hn ne respectent pas la structuration</text:p>
      <text:p text:style-name="P12"/>
      <text:p text:style-name="P13"><text:line-break/>Document does not have a meta description</text:p>
      <text:p text:style-name="P14">Description text is empty.</text:p>
      <text:p text:style-name="P14">Meta descriptions may be included in search results to concisely summarize page content</text:p>
      <text:p text:style-name="P13"><text:span text:style-name="T1"><text:line-break/></text:span><text:span text:style-name="T3">Diffusez des images aux formats nouvelle génération</text:span></text:p>
      <text:p text:style-name="Standard"><text:span text:style-name="T6">Les formats d'image comme WebP et AVIF proposent souvent une meilleure compression que PNG et JPEG. Par conséquent, les téléchargements sont plus rapides et la consommation de données est réduite. </text:span><text:a xlink:type="simple" xlink:href="https://web.dev/uses-webp-images/?utm_source=lighthouse&amp;utm_medium=lr" office:target-frame-name="_blank" xlink:show="new" text:style-name="Internet_20_link" text:visited-style-name="Visited_20_Internet_20_Link"><text:span text:style-name="T6">En savoir plus</text:span></text:a></text:p>
      <text:p text:style-name="P14"/>
      <text:p text:style-name="P14"><text:line-break/><text:span text:style-name="T2">Encodez les images de manière efficace</text:span></text:p>
      <text:p text:style-name="P14">1,88 s</text:p>
      <text:p text:style-name="Standard"><text:span text:style-name="T6">Les images optimisées se chargent plus rapidement et consomment moins de données mobiles. </text:span><text:a xlink:type="simple" xlink:href="https://web.dev/uses-optimized-images/?utm_source=lighthouse&amp;utm_medium=lr" office:target-frame-name="_blank" xlink:show="new" text:style-name="Internet_20_link" text:visited-style-name="Visited_20_Internet_20_Link"><text:span text:style-name="T6">En savoir plus</text:span></text:a></text:p>
      <text:p text:style-name="P14"/>
      <text:p text:style-name="P14"><text:line-break/><text:span text:style-name="T2">Dimensionnez correctement les images</text:span></text:p>
      <text:p text:style-name="P14">0,4 s</text:p>
      <text:p text:style-name="Standard"><text:span text:style-name="T6">Diffusez des images de taille appropriée afin d'économiser des données mobiles et de réduire le temps de chargement. </text:span><text:a xlink:type="simple" xlink:href="https://web.dev/uses-responsive-images/?utm_source=lighthouse&amp;utm_medium=lr" office:target-frame-name="_blank" xlink:show="new" text:style-name="Internet_20_link" text:visited-style-name="Visited_20_Internet_20_Link"><text:span text:style-name="T6">En savoir plus</text:span></text:a></text:p>
      <text:p text:style-name="P14"/>
      <text:p text:style-name="P16">Des ressources bloquent la première visualisation (first paint) de votre page.</text:p>
      <text:p text:style-name="P2"><text:span text:style-name="T6">Envisagez de diffuser des feuilles JS/CSS essentielles en ligne et de différer la diffusion de toutes les feuilles JS/de style non essentielles. </text:span><text:a xlink:type="simple" xlink:href="https://web.dev/render-blocking-resources/?utm_source=lighthouse&amp;utm_medium=lr" office:target-frame-name="_blank" xlink:show="new" text:style-name="Internet_20_link" text:visited-style-name="Visited_20_Internet_20_Link"><text:span text:style-name="T6">En savoir plus</text:span></text:a><text:span text:style-name="T6">FCPLCP</text:span></text:p>
      <text:section text:style-name="Sect1" text:name="render-blocking-resources">
        <table:table table:name="Tableau1" table:style-name="Tableau1">
          <table:table-column table:style-name="Tableau1.A"/>
          <table:table-column table:style-name="Tableau1.B"/>
          <table:table-column table:style-name="Tableau1.C"/>
          <table:table-header-rows>
            <table:table-row table:style-name="TableLine2327954914960">
              <table:table-cell table:style-name="Tableau1.A1" office:value-type="string">
                <text:p text:style-name="P19">URL</text:p>
              </table:table-cell>
              <table:table-cell table:style-name="Tableau1.A1" office:value-type="string">
                <text:p text:style-name="P19">Taille de transfert</text:p>
              </table:table-cell>
              <table:table-cell table:style-name="Tableau1.A1" office:value-type="string">
                <text:p text:style-name="P19">Économies potentielles</text:p>
              </table:table-cell>
            </table:table-row>
          </table:table-header-rows>
          <table:table-row table:style-name="TableLine2327954914144">
            <table:table-cell table:style-name="Tableau1.A1" office:value-type="string">
              <text:p text:style-name="Table_20_Contents"><text:a xlink:type="simple" xlink:href="https://sbillie.github.io/brouillon/css/bootstrap.css" office:target-frame-name="_blank" xlink:show="new" text:style-name="Internet_20_link" text:visited-style-name="Visited_20_Internet_20_Link"><text:span text:style-name="T6">…css/bootstrap.css</text:span></text:a></text:p>
              <text:p text:style-name="P18">(sbillie.github.io)</text:p>
            </table:table-cell>
            <table:table-cell table:style-name="Tableau1.A1" office:value-type="string">
              <text:p text:style-name="P18">22,2 KiB</text:p>
            </table:table-cell>
            <table:table-cell table:style-name="Tableau1.A1" office:value-type="string">
              <text:p text:style-name="P18">80 ms</text:p>
            </table:table-cell>
          </table:table-row>
        </table:table>
        <text:p text:style-name="P20"/>
      </text:section>
      <text:p text:style-name="Standard"><text:span text:style-name="T6">Ces suggestions peuvent contribuer à charger votre page plus rapidement. En revanche, elles n'ont pas d'</text:span><text:a xlink:type="simple" xlink:href="https://web.dev/performance-scoring/?utm_source=lighthouse&amp;utm_medium=lr" office:target-frame-name="_blank" xlink:show="new" text:style-name="Internet_20_link" text:visited-style-name="Visited_20_Internet_20_Link"><text:span text:style-name="T6">incidence directe</text:span></text:a><text:span text:style-name="T6"> sur le score lié aux performances. </text:span></text:p>
      <text:p text:style-name="P14"/>
      <text:p text:style-name="P14"/>
      <text:p text:style-name="P14"><text:line-break/><text:span text:style-name="T2">Diffusez des éléments statiques grâce à des règles de cache efficaces </text:span>24 ressources trouvées</text:p>
      <text:p text:style-name="Standard"><text:span text:style-name="T6">Une longue durée de vie du cache peut accélérer les visites répétées sur votre page. </text:span><text:a xlink:type="simple" xlink:href="https://web.dev/uses-long-cache-ttl/?utm_source=lighthouse&amp;utm_medium=lr" office:target-frame-name="_blank" xlink:show="new" text:style-name="Internet_20_link" text:visited-style-name="Visited_20_Internet_20_Link"><text:span text:style-name="T6">En savoir plus</text:span></text:a></text:p>
      <text:p text:style-name="P14"/>
      <text:p text:style-name="P14"><text:line-break/><text:span text:style-name="T2">Assurez-vous que le texte reste visible pendant le chargement des polices Web</text:span></text:p>
      <text:p text:style-name="Standard"><text:span text:style-name="T6">Utilisez la fonction d'affichage de la police CSS afin que le texte soit visible par l'utilisateur pendant le chargement des polices Web. </text:span><text:a xlink:type="simple" xlink:href="https://web.dev/font-display/?utm_source=lighthouse&amp;utm_medium=lr" office:target-frame-name="_blank" xlink:show="new" text:style-name="Internet_20_link" text:visited-style-name="Visited_20_Internet_20_Link"><text:span text:style-name="T6">En savoir plus</text:span></text:a><text:span text:style-name="T6">FCPLCP</text:span></text:p>
      <text:p text:style-name="P14"/>
      <text:p text:style-name="Standard"><text:span text:style-name="T6"><text:line-break/></text:span><text:span text:style-name="T7">Les éléments d'image ne possèdent pas de </text:span><text:span text:style-name="Source_20_Text"><text:span text:style-name="T7">width</text:span></text:span><text:span text:style-name="T7"> ni de </text:span><text:span text:style-name="Source_20_Text"><text:span text:style-name="T7">height</text:span></text:span><text:span text:style-name="T7"> explicites</text:span></text:p>
      <text:p text:style-name="Standard"><text:span text:style-name="T6">Indiquez une largeur et une hauteur explicites sur les éléments d'image afin de réduire les décalages de mise en page et d'améliorer le CLS. </text:span><text:a xlink:type="simple" xlink:href="https://web.dev/optimize-cls/?utm_source=lighthouse&amp;utm_medium=lr#images-without-dimensions" office:target-frame-name="_blank" xlink:show="new" text:style-name="Internet_20_link" text:visited-style-name="Visited_20_Internet_20_Link"><text:span text:style-name="T6">En savoir plus</text:span></text:a><text:span text:style-name="T6">CLS</text:span></text:p>
      <text:p text:style-name="P14"/>
      <text:p text:style-name="P17">Évitez d'énormes charges utiles de réseau La taille totale était de 3 887 Kio</text:p>
      <text:p text:style-name="Standard"><text:span text:style-name="T6">Les charges utiles des grands réseaux coûtent de l'argent réel aux utilisateurs et sont fortement corrélées aux délais de chargement interminables. </text:span><text:a xlink:type="simple" xlink:href="https://web.dev/total-byte-weight/?utm_source=lighthouse&amp;utm_medium=lr" office:target-frame-name="_blank" xlink:show="new" text:style-name="Internet_20_link" text:visited-style-name="Visited_20_Internet_20_Link"><text:span text:style-name="T6">En savoir plus</text:span></text:a><text:span text:style-name="T6">LCP</text:span></text:p>
      <text:p text:style-name="P14"/>
      <text:p text:style-name="P14"/>
      <text:p text:style-name="P15">SEO</text:p>
      <text:p text:style-name="P3">Les erreurs</text:p>
      <text:p text:style-name="P4">Langue manquante ou invalide</text:p>
      <text:p text:style-name="P4">Ce que cela veut dire</text:p>
      <text:p text:style-name="P4">La langue du document n'est pas identifiée ou une valeur d'attribut lang n'est pas valide.</text:p>
      <text:p text:style-name="P4"><text:bookmark text:name="tw-target-text"/>L'identification de la langue de la page ou des éléments de la page permet aux lecteurs d'écran de lire le contenu dans la langue appropriée. Il facilite également la traduction automatique du contenu.</text:p>
      <text:p text:style-name="P1"><text:soft-page-break/><text:a xlink:type="simple" xlink:href="https://www.w3.org/TR/WCAG21/#language-of-page" text:style-name="Internet_20_link" text:visited-style-name="Visited_20_Internet_20_Link"><text:span text:style-name="T6">https://www.w3.org/TR/WCAG21/#language-of-page</text:span></text:a></text:p>
      <text:p text:style-name="P4"/>
      <text:p text:style-name="P4"><text:bookmark text:name="tw-target-text1"/>les erreurs</text:p>
      <text:p text:style-name="P4">Lien vide</text:p>
      <text:p text:style-name="P4">Ce que cela veut dire</text:p>
      <text:p text:style-name="P4">Un lien ne contient aucun texte.</text:p>
      <text:p text:style-name="P4">Pourquoi est-ce important</text:p>
      <text:p text:style-name="P4">Si un lien ne contient pas de texte, la fonction ou le but du lien ne sera pas présenté à l'utilisateur. Cela peut introduire de la confusion pour les utilisateurs de clavier et de lecteur d'écran.</text:p>
      <text:p text:style-name="P4">Comment le réparer</text:p>
      <text:p text:style-name="P4">Supprimez le lien vide ou fournissez du texte dans le lien qui décrit la fonctionnalité et/ou la cible de ce lien.</text:p>
      <text:p text:style-name="P4">L'algorithme... en anglais</text:p>
      <text:p text:style-name="P4">Un élément d'ancrage a un attribut href, mais ne contient aucun texte (ou uniquement des espaces) et aucune image avec un texte alternatif.</text:p>
      <text:p text:style-name="P1"><text:a xlink:type="simple" xlink:href="https://webaim.org/standards/wcag/checklist#sc2.4.4" text:style-name="Internet_20_link" text:visited-style-name="Visited_20_Internet_20_Link"><text:span text:style-name="T6">https://webaim.org/standards/wcag/checklist#sc2.4.4</text:span></text:a></text:p>
      <text:p text:style-name="P4"><text:bookmark text:name="tw-target-text2"/>Erreurs de contraste</text:p>
      <text:p text:style-name="P4">Très faible contraste</text:p>
      <text:p text:style-name="P4">Ce que cela veut dire</text:p>
      <text:p text:style-name="P4">Très faible contraste entre le texte et les couleurs d'arrière-plan.</text:p>
      <text:p text:style-name="P4">Pourquoi est-ce important</text:p>
      <text:p text:style-name="P4">Un contraste de texte adéquat est nécessaire pour tous les utilisateurs, en particulier les utilisateurs malvoyants.</text:p>
      <text:p text:style-name="P4">Comment le réparer</text:p>
      <text:p text:style-name="P4">Augmentez le contraste entre la couleur de premier plan (texte) et la couleur d'arrière-plan. Un texte de grande taille (plus grand que 18 points ou 14 points en gras) ne nécessite pas autant de contraste qu'un texte plus petit.</text:p>
      <text:p text:style-name="P1"><text:a xlink:type="simple" xlink:href="https://webaim.org/standards/wcag/checklist#sc1.4.3" text:style-name="Internet_20_link" text:visited-style-name="Visited_20_Internet_20_Link"><text:span text:style-name="T6">https://webaim.org/standards/wcag/checklist#sc1.4.3</text:span></text:a></text:p>
      <text:p text:style-name="P4"/>
      <text:p text:style-name="P4"><text:bookmark text:name="tw-target-text3"/>ne image à proximité a le même texte alternatif</text:p>
      <text:p text:style-name="P4">Ce que cela veut dire</text:p>
      <text:p text:style-name="P4">Deux images proches l'une de l'autre ont le même texte alternatif.</text:p>
      <text:p text:style-name="P4">Pourquoi est-ce important</text:p>
      <text:p text:style-name="P4">Lorsque deux images ont le même texte alternatif, cela provoque souvent une redondance ou indique un texte alternatif incorrect.</text:p>
      <text:p text:style-name="P4">Comment le réparer</text:p>
      <text:p text:style-name="P4">Assurez-vous que le texte alternatif pour chaque image ou bouton d'image est approprié tout en supprimant la redondance inutile. Si le contenu de l'image est déjà véhiculé ailleurs (par le texte ou le texte alternatif d'une image voisine) ou si l'image ne véhicule pas de contenu, l'image peut <text:soft-page-break/>généralement recevoir un texte alternatif vide/null (alt=""). Les boutons d'image transmettent toujours une fonction spécifique et ne peuvent donc pas recevoir de texte alternatif nul.</text:p>
      <text:p text:style-name="P4">L'algorithme... en anglais</text:p>
      <text:p text:style-name="P4">Le même texte alternatif (insensible à la casse, mais pas nul/vide) est présent pour deux images ou boutons d'image (&lt;input type='image'&gt;) proches l'un de l'autre (pas plus de 2 autres images les séparent).</text:p>
      <text:p text:style-name="P1"><text:a xlink:type="simple" xlink:href="https://webaim.org/standards/wcag/checklist#sc1.1.1" text:style-name="Internet_20_link" text:visited-style-name="Visited_20_Internet_20_Link"><text:span text:style-name="T6">https://webaim.org/standards/wcag/checklist#sc1.1.1</text:span></text:a></text:p>
      <text:p text:style-name="P4"/>
      <text:p text:style-name="P4"><text:bookmark text:name="tw-target-text4"/>Alertes</text:p>
      <text:p text:style-name="P4">Niveau de titre ignoré</text:p>
      <text:p text:style-name="P4">Ce que cela veut dire</text:p>
      <text:p text:style-name="P4">Un niveau de titre est ignoré.</text:p>
      <text:p text:style-name="P4">Pourquoi est-ce important</text:p>
      <text:p text:style-name="P4">Les en-têtes fournissent la structure du document et facilitent la navigation au clavier par les utilisateurs de technologies d'assistance. Ces utilisateurs peuvent être confus ou éprouver des difficultés à naviguer lorsque les niveaux de titre sont ignorés.</text:p>
      <text:p text:style-name="P4">Comment le réparer</text:p>
      <text:p text:style-name="P4">Restructurer les en-têtes du document pour s'assurer que les niveaux d'en-tête ne sont pas ignorés.</text:p>
      <text:p text:style-name="P4">L'algorithme... en anglais</text:p>
      <text:p text:style-name="P4">Un niveau de titre est sauté (par exemple, un &lt;h1&gt; est suivi d'un &lt;h3&gt;, sans &lt;h2&gt; intermédiaire). Notez qu'un &lt;h1&gt; n'est pas obligé d'être le premier titre dans le document.</text:p>
      <text:p text:style-name="P1"><text:a xlink:type="simple" xlink:href="https://webaim.org/standards/wcag/checklist#sc1.3.1" text:style-name="Internet_20_link" text:visited-style-name="Visited_20_Internet_20_Link"><text:span text:style-name="T6">https://webaim.org/standards/wcag/checklist#sc1.3.1</text:span></text:a></text:p>
      <text:p text:style-name="P4"/>
      <text:p text:style-name="P4"><text:bookmark text:name="tw-target-text5"/>Alertes</text:p>
      <text:p text:style-name="P4">Lien redondant</text:p>
      <text:p text:style-name="P4">Ce que cela veut dire</text:p>
      <text:p text:style-name="P4">Les liens adjacents renvoient à la même URL.</text:p>
      <text:p text:style-name="P4">Pourquoi est-ce important</text:p>
      <text:p text:style-name="P4">Lorsque des liens adjacents mènent au même emplacement (comme une image de produit liée et un nom de produit lié adjacent qui mènent à la même page de produit), cela entraîne une navigation et une répétition supplémentaires pour les utilisateurs de clavier et de lecteur d'écran.</text:p>
      <text:p text:style-name="P4">Comment le réparer</text:p>
      <text:p text:style-name="P4">Si possible, combinez les liens redondants en un seul lien et supprimez tout texte redondant ou texte alternatif (par exemple, si une image de produit et un nom de produit se trouvent dans le même lien, l'image peut généralement être alt="").</text:p>
      <text:p text:style-name="P4">L'algorithme... en anglais</text:p>
      <text:p text:style-name="P1"><text:a xlink:type="simple" xlink:href="https://webaim.org/standards/wcag/checklist#sc2.4.4" text:style-name="Internet_20_link" text:visited-style-name="Visited_20_Internet_20_Link"><text:span text:style-name="T6">https://webaim.org/standards/wcag/checklist#sc2.4.4</text:span></text:a></text:p>
      <text:p text:style-name="P6"><text:bookmark text:name="tw-target-text6"/><text:soft-page-break/>accessibilité</text:p>
      <text:p text:style-name="P5">Alertes</text:p>
      <text:p text:style-name="P4">Texte très petit</text:p>
      <text:p text:style-name="P4">Ce que cela veut dire</text:p>
      <text:p text:style-name="P4">Le texte est très petit.</text:p>
      <text:p text:style-name="P4">Pourquoi est-ce important</text:p>
      <text:p text:style-name="P4">Un texte très petit est difficile à lire, en particulier pour les personnes malvoyantes.</text:p>
      <text:p text:style-name="P4">Comment le réparer</text:p>
      <text:p text:style-name="P4">Augmentez le texte à une taille plus lisible.</text:p>
      <text:p text:style-name="P4">L'algorithme... en anglais</text:p>
      <text:p text:style-name="P4"/>
      <text:p text:style-name="P15"/>
      <text:p text:style-name="P14"/>
      <text:p text:style-name="P7"><text:bookmark text:name="tw-target-text7"/>Les couleurs d'arrière-plan et de premier plan n'ont pas un rapport de contraste suffisant.</text:p>
      <text:p text:style-name="P4">Un texte à faible contraste est difficile ou impossible à lire pour de nombreux utilisateurs.</text:p>
      <text:p text:style-name="P12"/>
      <text:p text:style-name="P7"><text:bookmark text:name="tw-target-text8"/>Les éléments d'en-tête ne sont pas dans un ordre séquentiel décroissant</text:p>
      <text:p text:style-name="P4">Des titres correctement ordonnés qui ne sautent pas de niveaux transmettent la structure sémantique de la page, ce qui facilite la navigation et la compréhension lors de l'utilisation de technologies d'assistance.</text:p>
      <text:p text:style-name="P12"/>
      <text:p text:style-name="P7"><text:bookmark text:name="tw-target-text9"/>'élément &lt;html&gt; n'a pas de valeur valide pour son attribut [lang].</text:p>
      <text:p text:style-name="P4">La spécification d'une langue BCP 47 valide aide les lecteurs d'écran à annoncer correctement le texte.</text:p>
      <text:p text:style-name="P12"/>
      <text:p text:style-name="P7"><text:bookmark text:name="tw-target-text10"/>Les liens n'ont pas de nom discernable</text:p>
      <text:p text:style-name="P4">Le texte de lien (et le texte alternatif pour les images, lorsqu'il est utilisé comme lien) qui est discernable, unique et focalisable améliore l'expérience de navigation pour les utilisateurs de lecteurs d'écr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2T01:03:15.991000000</meta:creation-date>
    <dc:date>2022-01-10T00:48:39.558000000</dc:date>
    <meta:editing-duration>P3DT23H43M59S</meta:editing-duration>
    <meta:editing-cycles>6</meta:editing-cycles>
    <meta:generator>LibreOffice/7.2.1.2$Windows_X86_64 LibreOffice_project/87b77fad49947c1441b67c559c339af8f3517e22</meta:generator>
    <meta:document-statistic meta:table-count="1" meta:image-count="0" meta:object-count="0" meta:page-count="4" meta:paragraph-count="115" meta:word-count="1225" meta:character-count="8077" meta:non-whitespace-character-count="6959"/>
  </office:meta>
</office:document-meta>
</file>